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hesis_20_Main_20_Section_20_Heading" style:master-page-name="Thesis_20_Main_20_No_20_Header">
      <style:paragraph-properties style:page-number="auto"/>
    </style:style>
    <style:style style:name="P4" style:family="paragraph" style:parent-style-name="Thesis_20_Body_20_Text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</text:p>
      <text:p text:style-name="Thesis_20_Main_20_Section_20_Heading"/>
      <text:p text:style-name="Thesis_20_Main_20_Section_20_Heading"/>
      <text:p text:style-name="Thesis_20_Main_20_Section_20_Heading"/>
      <text:p text:style-name="Thesis_20_Main_20_Section_20_Heading"/>
      <text:p text:style-name="Thesis_20_Major_20_Subsection_20_Heading">Background of the Study</text:p>
      <text:p text:style-name="Thesis_20_Major_20_Subsection_20_Heading"/>
      <text:p text:style-name="Thesis_20_Major_20_Subsection_20_Heading"/>
      <text:p text:style-name="Thesis_20_Major_20_Subsection_20_Heading"/>
      <text:p text:style-name="Thesis_20_Body_20_Text">Some texts here...</text:p>
      <text:p text:style-name="Thesis_20_Spacer"/>
      <text:p text:style-name="Thesis_20_Spacer"/>
      <text:p text:style-name="Thesis_20_Major_20_Subsection_20_Heading">Statement of the Problem</text:p>
      <text:p text:style-name="Thesis_20_Major_20_Subsection_20_Heading"/>
      <text:p text:style-name="Thesis_20_Major_20_Subsection_20_Heading"/>
      <text:p text:style-name="Thesis_20_Major_20_Subsection_20_Heading"/>
      <text:p text:style-name="Thesis_20_Body_20_Text">Some texts here...</text:p>
      <text:p text:style-name="Thesis_20_Spacer"/>
      <text:p text:style-name="Thesis_20_Major_20_Subsection_20_Heading">Significance of the Study</text:p>
      <text:p text:style-name="Thesis_20_Spacer"/>
      <text:p text:style-name="Thesis_20_Spacer"/>
      <text:p text:style-name="Thesis_20_Spacer"/>
      <text:p text:style-name="Thesis_20_Body_20_Text">Some texts here...</text:p>
      <text:p text:style-name="Thesis_20_Spacer"/>
      <text:p text:style-name="Thesis_20_Spacer"/>
      <text:p text:style-name="Thesis_20_Major_20_Subsection_20_Heading">Objectives of the Study</text:p>
      <text:p text:style-name="Thesis_20_Major_20_Subsection_20_Heading"/>
      <text:p text:style-name="Thesis_20_Major_20_Subsection_20_Heading"/>
      <text:p text:style-name="Thesis_20_Major_20_Subsection_20_Heading"/>
      <text:p text:style-name="Thesis_20_Body_20_Text">General objective. The specific objectives are the following:</text:p>
      <text:list xml:id="list21718411251" text:style-name="L1">
        <text:list-item>
          <text:p text:style-name="P4">Objective 1; </text:p>
        </text:list-item>
        <text:list-item>
          <text:p text:style-name="P4">Objective 2; </text:p>
        </text:list-item>
        <text:list-item>
          <text:p text:style-name="P4">Objective 3; </text:p>
        </text:list-item>
        <text:list-item>
          <text:p text:style-name="P4">Objective 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Numbering_20_Symbols" style:display-name="Numbering Symbols" style:family="text"/>
    <style:style style:name="Pseudocode" style:family="text">
      <style:text-properties style:font-name="Century Schoolbook L" fo:font-size="10pt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Mathematical_20_Objects" style:display-name="Mathematical Objects" style:family="text">
      <style:text-properties fo:font-style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3.81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ootnote" style:page-layout-name="Mpm2"/>
    <style:master-page style:name="Thesis_20_Page_20_Layout" style:display-name="Thesis Page Layout" style:page-layout-name="Mpm3"/>
    <style:master-page style:name="Thesis_20_Main_20_No_20_Header" style:display-name="Thesis Main No Header" style:page-layout-name="Mpm4" style:next-style-name="Thesis_20_Main_20_Page"/>
    <style:master-page style:name="Thesis_20_Prelim_20_No_20_Footer" style:display-name="Thesis Prelim No Footer" style:page-layout-name="Mpm5"/>
    <style:master-page style:name="Thesis_20_Prelim_20_Page" style:display-name="Thesis Prelim Page" style:page-layout-name="Mpm6">
      <style:footer>
        <text:p text:style-name="MP1"><text:page-number text:select-page="current"/></text:p>
      </style:footer>
    </style:master-page>
    <style:master-page style:name="Thesis_20_Main_20_Page" style:display-name="Thesis Main Page" style:page-layout-name="Mpm7">
      <style:header>
        <text:p text:style-name="MP2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12:03:27</meta:creation-date>
    <dc:creator>Joseph Hermocilla</dc:creator>
    <dc:date>2014-04-29T22:29:31</dc:date>
    <dc:language>en-US</dc:language>
    <meta:editing-cycles>53</meta:editing-cycles>
    <meta:editing-duration>PT1H33M39S</meta:editing-duration>
    <meta:document-statistic meta:table-count="0" meta:image-count="0" meta:object-count="0" meta:page-count="1" meta:paragraph-count="15" meta:word-count="47" meta:character-count="283" meta:non-whitespace-character-count="250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2:06:22"/>
  </office:meta>
</office:document-meta>
</file>